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extos">
      <style:text-properties officeooo:rsid="001c7a6b" officeooo:paragraph-rsid="001c7a6b"/>
    </style:style>
    <style:style style:name="P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8" style:family="paragraph" style:parent-style-name="Nivel1" style:master-page-name="Pagina">
      <style:paragraph-properties style:page-number="auto"/>
    </style:style>
    <style:style style:name="P9" style:family="paragraph" style:parent-style-name="TablaContenidosDemostrativo" style:master-page-name="Pagina">
      <style:paragraph-properties style:page-number="auto"/>
    </style:style>
    <style:style style:name="P10" style:family="paragraph" style:parent-style-name="Textos" style:master-page-name="Pagina">
      <style:paragraph-properties style:page-number="auto"/>
    </style:style>
    <style:style style:name="P11" style:family="paragraph" style:parent-style-name="Textos">
      <style:text-properties officeooo:rsid="00201aa5" officeooo:paragraph-rsid="00201aa5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201a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R0.<text:span text:style-name="T4">22</text:span></text:p>
      <text:p text:style-name="Standard"/>
      <text:p text:style-name="SubtituloPortadaYDemostrativos">Tipo de documento: Acta</text:p>
      <text:p text:style-name="SubtituloPortadaYDemostrativos"><text:span text:style-name="T4">21</text:span>/<text:span text:style-name="T1">04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2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21</text:span>/<text:span text:style-name="T1">04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0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21</text:span>/<text:span text:style-name="T1">04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21</text:span>/<text:span text:style-name="T1">04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9">Tabla de contenido</text:p>
          </text:index-title>
          <text:p text:style-name="P5"><text:a xlink:type="simple" xlink:href="#__RefHeading__1803_1352885363" text:style-name="Index_20_Link" text:visited-style-name="Index_20_Link">Datos de la reunión:<text:tab/>4</text:a></text:p>
          <text:p text:style-name="P6"><text:a xlink:type="simple" xlink:href="#__RefHeading__744_302876939" text:style-name="Index_20_Link" text:visited-style-name="Index_20_Link">Tabla 01. Datos de la reunión, 2014<text:tab/>4</text:a></text:p>
          <text:p text:style-name="P5"><text:a xlink:type="simple" xlink:href="#__RefHeading__746_302876939" text:style-name="Index_20_Link" text:visited-style-name="Index_20_Link">Puntos del orden del día:<text:tab/>4</text:a></text:p>
          <text:p text:style-name="P5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8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3">29</text:span>/<text:span text:style-name="T1">01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3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1">Mirar de hacer un script para ips dinámicas. Incluir las ips en un fichero y luego este incluirlo en las reglas de iptables. Toda ip que se encuentre se va añadiendo al fichero.</text:p>
      <text:p text:style-name="P11">Roberto asignará quien hace cada presentación de powerpoint.</text:p>
      <text:p text:style-name="P11">Hoy Javier va buscar la parafina.</text:p>
      <text:p text:style-name="P11">Hacer el experimento de inmersión con una placa y seguir probando hasta cuatro mas o menos. Aparte buscar un termómetro o sensor de temperatura para la parafina.</text:p>
      <text:p text:style-name="P11">Mirar de disipadores de refrigeración liquida de rosca y luego poder montar nosotros una placa con agujeros para atornillarla a la placa.(tornillos y muelles )</text:p>
      <text:p text:style-name="P11"/>
      <text:p text:style-name="P11"><text:soft-page-break/>Recordatorio de las hojas de las horas.</text:p>
      <text:p text:style-name="P11">Esta semana subir al city los Pcs.</text:p>
      <text:p text:style-name="P11">Y para terminar la siguiente reunión será el jueves de esta semana.</text:p>
      <text:p text:style-name="P11"/>
      <text:p text:style-name="P4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4-21T16:54:42.707768494</dc:date>
    <dc:creator>Manuel </dc:creator>
    <meta:document-statistic meta:table-count="5" meta:image-count="3" meta:object-count="0" meta:page-count="5" meta:paragraph-count="70" meta:word-count="286" meta:character-count="1746" meta:non-whitespace-character-count="1489"/>
  </office:meta>
</office:document-meta>
</file>